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279e" officeooo:paragraph-rsid="0007279e"/>
    </style:style>
    <style:style style:name="P2" style:family="paragraph" style:parent-style-name="Standard">
      <style:text-properties officeooo:rsid="000a2627" officeooo:paragraph-rsid="000a2627"/>
    </style:style>
    <style:style style:name="P3" style:family="paragraph" style:parent-style-name="Standard">
      <style:text-properties officeooo:rsid="000acb79" officeooo:paragraph-rsid="000acb79"/>
    </style:style>
    <style:style style:name="P4" style:family="paragraph" style:parent-style-name="Standard">
      <style:text-properties officeooo:rsid="00090390" officeooo:paragraph-rsid="000fe510"/>
    </style:style>
    <style:style style:name="T1" style:family="text">
      <style:text-properties officeooo:rsid="0008070b"/>
    </style:style>
    <style:style style:name="T2" style:family="text">
      <style:text-properties officeooo:rsid="000ef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ument <text:span text:style-name="T1">yay!</text:span></text:p>
      <text:p text:style-name="P1"/>
      <text:p text:style-name="P4">The SSN is 333-44-2222 <text:span text:style-name="T2">or 111223333<text:line-break/><text:line-break/></text:span>333-44-2222</text:p>
      <text:p text:style-name="P4"/>
      <text:p text:style-name="P4"><text:span text:style-name="T2">111223333</text:span></text:p>
      <text:p text:style-name="P2"/>
      <text:p text:style-name="P3">My phone number is 2022106822 or 202-210-68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13:21.680516176</meta:creation-date>
    <dc:date>2018-03-21T15:37:23.506394816</dc:date>
    <meta:editing-duration>PT2M29S</meta:editing-duration>
    <meta:editing-cycles>10</meta:editing-cycles>
    <meta:generator>LibreOffice/6.0.2.1$MacOSX_X86_64 LibreOffice_project/f7f06a8f319e4b62f9bc5095aa112a65d2f3ac89</meta:generator>
    <meta:document-statistic meta:table-count="0" meta:image-count="0" meta:object-count="0" meta:page-count="1" meta:paragraph-count="4" meta:word-count="21" meta:character-count="130" meta:non-whitespace-character-count="112"/>
  </office:meta>
</office:document-meta>
</file>